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ohit Devanagari1" svg:font-family="'Lohit Devanagari'"/>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text-properties fo:font-size="12pt" style:font-size-asian="12pt" style:font-size-complex="12pt"/>
    </style:style>
    <style:style style:name="P2" style:family="paragraph" style:parent-style-name="Standard">
      <style:paragraph-properties fo:margin-left="0.5in" fo:margin-right="0in" fo:margin-top="0in" fo:margin-bottom="0in" loext:contextual-spacing="false" fo:text-indent="0in" style:auto-text-indent="false" fo:padding="0in" fo:border="none"/>
      <style:text-properties fo:color="#000000" fo:font-size="12pt" style:font-size-asian="12pt" style:font-size-complex="12pt"/>
    </style:style>
    <style:style style:name="P3" style:family="paragraph" style:parent-style-name="Standard">
      <style:paragraph-properties fo:margin-left="0.5in" fo:margin-right="0in" fo:margin-top="0in" fo:margin-bottom="0in" loext:contextual-spacing="false" fo:line-height="100%" fo:text-indent="0in" style:auto-text-indent="false" fo:padding="0in" fo:border="none"/>
      <style:text-properties fo:color="#000000" fo:font-size="12pt" style:font-size-asian="12pt" style:font-size-complex="12pt"/>
    </style:style>
    <style:style style:name="P4" style:family="paragraph" style:parent-style-name="Standard">
      <style:paragraph-properties fo:margin-left="0.5in" fo:margin-right="0in" fo:margin-top="0.0791in" fo:margin-bottom="0.139in" loext:contextual-spacing="false" fo:line-height="100%" fo:text-align="center" style:justify-single-word="false" fo:text-indent="0in" style:auto-text-indent="false" fo:padding="0in" fo:border="none"/>
      <style:text-properties fo:color="#000000" fo:font-size="12pt" officeooo:paragraph-rsid="0007bf81" style:font-size-asian="12pt" style:font-size-complex="12pt"/>
    </style:style>
    <style:style style:name="P5" style:family="paragraph" style:parent-style-name="Standard">
      <style:paragraph-properties fo:margin-left="0.5in" fo:margin-right="0in" fo:margin-top="0.0791in" fo:margin-bottom="0.139in" loext:contextual-spacing="false" fo:line-height="100%" fo:text-align="start" style:justify-single-word="false" fo:text-indent="0in" style:auto-text-indent="false" fo:padding="0in" fo:border="none"/>
      <style:text-properties fo:font-size="12pt" officeooo:paragraph-rsid="0007bf81" style:font-size-asian="12pt" style:font-size-complex="12pt"/>
    </style:style>
    <style:style style:name="P6" style:family="paragraph" style:parent-style-name="Standard">
      <style:paragraph-properties fo:margin-left="0.75in" fo:margin-right="0in" fo:margin-top="0.0398in" fo:margin-bottom="0.0398in" loext:contextual-spacing="false" fo:line-height="100%" fo:text-indent="0in" style:auto-text-indent="false" fo:padding="0in" fo:border="none"/>
      <style:text-properties fo:color="#000000" fo:font-size="12pt" officeooo:rsid="00061787" officeooo:paragraph-rsid="00061787" style:font-size-asian="12pt" style:font-size-complex="12pt"/>
    </style:style>
    <style:style style:name="P7" style:family="paragraph" style:parent-style-name="Standard">
      <style:paragraph-properties fo:text-align="center" style:justify-single-word="false" fo:padding="0in" fo:border="none"/>
      <style:text-properties fo:font-style="italic" fo:font-weight="bold" officeooo:paragraph-rsid="001208a4" style:font-style-asian="italic" style:font-weight-asian="bold" style:font-style-complex="italic" style:font-weight-complex="bold"/>
    </style:style>
    <style:style style:name="P8" style:family="paragraph" style:parent-style-name="Standard">
      <style:paragraph-properties fo:text-align="center" style:justify-single-word="false" fo:padding="0in" fo:border="none"/>
      <style:text-properties officeooo:paragraph-rsid="0007bf81"/>
    </style:style>
    <style:style style:name="P9" style:family="paragraph" style:parent-style-name="Standard">
      <style:paragraph-properties fo:margin-top="0.0791in" fo:margin-bottom="0.139in" loext:contextual-spacing="false" fo:line-height="100%" fo:text-align="center" style:justify-single-word="false"/>
      <style:text-properties officeooo:paragraph-rsid="0007bf81"/>
    </style:style>
    <style:style style:name="P10" style:family="paragraph" style:parent-style-name="Standard">
      <style:paragraph-properties fo:margin-top="0.0791in" fo:margin-bottom="0.139in" loext:contextual-spacing="false" fo:line-height="100%" fo:text-align="center" style:justify-single-word="false"/>
      <style:text-properties fo:font-weight="bold" officeooo:paragraph-rsid="0007bf81" style:font-weight-asian="bold" style:font-weight-complex="bold"/>
    </style:style>
    <style:style style:name="P11"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center" style:justify-single-word="false"/>
      <style:text-properties fo:font-size="12pt" fo:font-style="italic" style:text-underline-style="none" fo:font-weight="bold" officeooo:rsid="0007bf81" officeooo:paragraph-rsid="0007bf81" style:font-size-asian="12pt" style:font-style-asian="italic" style:font-weight-asian="bold" style:font-size-complex="12pt" style:font-style-complex="italic" style:font-weight-complex="bold"/>
    </style:style>
    <style:style style:name="P14" style:family="paragraph" style:parent-style-name="Standard" style:list-style-name="WWNum2">
      <style:paragraph-properties fo:margin-top="0in" fo:margin-bottom="0in" loext:contextual-spacing="false" fo:line-height="100%" fo:padding="0in" fo:border="none"/>
      <style:text-properties fo:color="#000000" fo:font-size="12pt" style:font-size-asian="12pt" style:font-size-complex="12pt"/>
    </style:style>
    <style:style style:name="P15" style:family="paragraph" style:parent-style-name="Standard" style:list-style-name="WWNum1">
      <style:paragraph-properties fo:margin-top="0in" fo:margin-bottom="0in" loext:contextual-spacing="false" fo:padding="0in" fo:border="none"/>
      <style:text-properties fo:color="#000000" fo:font-size="12pt" fo:font-style="italic" style:text-underline-style="solid" style:text-underline-width="auto" style:text-underline-color="font-color" fo:font-weight="bold" officeooo:rsid="000e82f0" style:font-size-asian="12pt" style:font-style-asian="italic" style:font-weight-asian="bold" style:font-size-complex="12pt" style:font-style-complex="italic" style:font-weight-complex="bold"/>
    </style:style>
    <style:style style:name="P16" style:family="paragraph" style:parent-style-name="Standard" style:list-style-name="WWNum2">
      <style:paragraph-properties fo:margin-top="0in" fo:margin-bottom="0in" loext:contextual-spacing="false" fo:padding="0in" fo:border="none"/>
    </style:style>
    <style:style style:name="P17" style:family="paragraph" style:parent-style-name="Standard" style:list-style-name="WWNum2">
      <style:paragraph-properties fo:margin-top="0in" fo:margin-bottom="0in" loext:contextual-spacing="false" fo:padding="0in" fo:border="none"/>
      <style:text-properties officeooo:paragraph-rsid="0007bf81"/>
    </style:style>
    <style:style style:name="P18" style:family="paragraph" style:parent-style-name="Standard" style:list-style-name="WWNum1">
      <style:paragraph-properties fo:margin-top="0in" fo:margin-bottom="0in" loext:contextual-spacing="false" fo:padding="0in" fo:border="none"/>
    </style:style>
    <style:style style:name="P19" style:family="paragraph" style:parent-style-name="Standard" style:list-style-name="WWNum1">
      <style:paragraph-properties fo:margin-top="0in" fo:margin-bottom="0in" loext:contextual-spacing="false" fo:padding="0in" fo:border="none"/>
      <style:text-properties fo:font-size="12pt" style:font-size-asian="12pt" style:font-size-complex="12pt"/>
    </style:style>
    <style:style style:name="P20" style:family="paragraph" style:parent-style-name="Standard" style:list-style-name="WWNum1">
      <style:paragraph-properties fo:margin-top="0in" fo:margin-bottom="0in" loext:contextual-spacing="false"/>
    </style:style>
    <style:style style:name="P21" style:family="paragraph" style:parent-style-name="Standard" style:list-style-name="WWNum1">
      <style:paragraph-properties fo:margin-top="0in" fo:margin-bottom="0in" loext:contextual-spacing="false"/>
      <style:text-properties style:font-name="Courier New" fo:font-size="12pt" style:font-name-asian="Courier New2" style:font-size-asian="12pt" style:font-name-complex="Courier New2" style:font-size-complex="12pt"/>
    </style:style>
    <style:style style:name="P22" style:family="paragraph" style:parent-style-name="Standard" style:list-style-name="WWNum1">
      <style:paragraph-properties fo:margin-top="0in" fo:margin-bottom="0in" loext:contextual-spacing="false"/>
      <style:text-properties style:font-name="Courier New" fo:font-size="12pt" officeooo:rsid="00126173" officeooo:paragraph-rsid="00126173" style:font-name-asian="Courier New2" style:font-size-asian="12pt" style:font-name-complex="Courier New2" style:font-size-complex="12pt"/>
    </style:style>
    <style:style style:name="P23" style:family="paragraph" style:parent-style-name="Standard" style:list-style-name="WWNum1">
      <style:paragraph-properties fo:margin-top="0in" fo:margin-bottom="0in" loext:contextual-spacing="false"/>
      <style:text-properties officeooo:rsid="00126173" officeooo:paragraph-rsid="00126173"/>
    </style:style>
    <style:style style:name="P24" style:family="paragraph" style:parent-style-name="Standard" style:list-style-name="WWNum3">
      <style:paragraph-properties fo:margin-left="0.75in" fo:margin-right="0in" fo:margin-top="0in" fo:margin-bottom="0in" loext:contextual-spacing="false" fo:line-height="100%" fo:text-indent="-0.25in" style:auto-text-indent="false" fo:padding="0in" fo:border="none"/>
      <style:text-properties fo:color="#000000" fo:font-size="12pt" style:font-size-asian="12pt" style:font-size-complex="12pt"/>
    </style:style>
    <style:style style:name="P25" style:family="paragraph" style:parent-style-name="Standard" style:list-style-name="WWNum3">
      <style:paragraph-properties fo:margin-left="0.75in" fo:margin-right="0in" fo:margin-top="0in" fo:margin-bottom="0in" loext:contextual-spacing="false" fo:line-height="100%" fo:text-indent="-0.25in" style:auto-text-indent="false" fo:padding="0in" fo:border="none"/>
      <style:text-properties fo:color="#000000" fo:font-size="12pt" officeooo:paragraph-rsid="000e82f0" style:font-size-asian="12pt" style:font-size-complex="12pt"/>
    </style:style>
    <style:style style:name="P26" style:family="paragraph" style:parent-style-name="Standard" style:list-style-name="WWNum3">
      <style:paragraph-properties fo:margin-left="0.75in" fo:margin-right="0in" fo:margin-top="0in" fo:margin-bottom="0in" loext:contextual-spacing="false" fo:line-height="100%" fo:text-indent="-0.25in" style:auto-text-indent="false" fo:padding="0in" fo:border="none"/>
      <style:text-properties fo:color="#000000" fo:font-size="12pt" officeooo:rsid="00061787" style:font-size-asian="12pt" style:font-size-complex="12pt"/>
    </style:style>
    <style:style style:name="P27" style:family="paragraph" style:parent-style-name="Standard" style:list-style-name="WWNum3">
      <style:paragraph-properties fo:margin-left="0.75in" fo:margin-right="0in" fo:margin-top="0in" fo:margin-bottom="0in" loext:contextual-spacing="false" fo:line-height="100%" fo:text-indent="-0.25in" style:auto-text-indent="false" fo:padding="0in" fo:border="none"/>
      <style:text-properties fo:color="#000000" fo:font-size="12pt" fo:font-weight="bold" officeooo:rsid="00061787" officeooo:paragraph-rsid="000e82f0" style:font-size-asian="12pt" style:font-weight-asian="bold" style:font-size-complex="12pt" style:font-weight-complex="bold"/>
    </style:style>
    <style:style style:name="P28" style:family="paragraph" style:parent-style-name="Standard" style:list-style-name="WWNum3">
      <style:paragraph-properties fo:margin-left="0.75in" fo:margin-right="0in" fo:margin-top="0in" fo:margin-bottom="0in" loext:contextual-spacing="false" fo:line-height="100%" fo:text-indent="-0.25in" style:auto-text-indent="false" fo:padding="0in" fo:border="none"/>
      <style:text-properties fo:font-weight="bold" officeooo:paragraph-rsid="000e82f0" style:font-weight-asian="bold" style:font-weight-complex="bold"/>
    </style:style>
    <style:style style:name="P29" style:family="paragraph" style:parent-style-name="Standard" style:list-style-name="WWNum3">
      <style:paragraph-properties fo:margin-left="0.75in" fo:margin-right="0in" fo:margin-top="0.0398in" fo:margin-bottom="0.0398in" loext:contextual-spacing="false" fo:line-height="100%" fo:text-indent="-0.25in" style:auto-text-indent="false" fo:padding="0in" fo:border="none"/>
      <style:text-properties fo:color="#000000" fo:font-size="12pt" officeooo:paragraph-rsid="000e82f0" style:font-size-asian="12pt" style:font-size-complex="12pt"/>
    </style:style>
    <style:style style:name="P30" style:family="paragraph" style:parent-style-name="Standard" style:list-style-name="WWNum3">
      <style:paragraph-properties fo:margin-left="0.75in" fo:margin-right="0in" fo:margin-top="0.0398in" fo:margin-bottom="0.0398in" loext:contextual-spacing="false" fo:line-height="100%" fo:text-indent="-0.25in" style:auto-text-indent="false" fo:padding="0in" fo:border="none"/>
      <style:text-properties fo:color="#000000" fo:font-size="12pt" fo:font-weight="bold" officeooo:rsid="00061787" officeooo:paragraph-rsid="000e82f0" style:font-size-asian="12pt" style:font-weight-asian="bold" style:font-size-complex="12pt" style:font-weight-complex="bold"/>
    </style:style>
    <style:style style:name="P31" style:family="paragraph" style:parent-style-name="Standard" style:list-style-name="WWNum3">
      <style:paragraph-properties fo:margin-left="0in" fo:margin-right="0in" fo:margin-top="0.0398in" fo:margin-bottom="0.0398in" loext:contextual-spacing="false" fo:line-height="100%" fo:text-indent="0in" style:auto-text-indent="false" fo:padding="0in" fo:border="none"/>
      <style:text-properties fo:color="#000000" fo:font-size="12pt" officeooo:rsid="00061787" style:font-size-asian="12pt" style:font-size-complex="12pt"/>
    </style:style>
    <style:style style:name="P32" style:family="paragraph" style:parent-style-name="Standard" style:list-style-name="WWNum2">
      <style:paragraph-properties fo:padding="0in" fo:border="none"/>
    </style:style>
    <style:style style:name="P33" style:family="paragraph" style:parent-style-name="Standard" style:list-style-name="WWNum2">
      <style:paragraph-properties fo:padding="0in" fo:border="none"/>
      <style:text-properties officeooo:paragraph-rsid="0007bf81"/>
    </style:style>
    <style:style style:name="P34" style:family="paragraph" style:parent-style-name="Standard" style:list-style-name="WWNum2">
      <style:paragraph-properties fo:padding="0in" fo:border="none"/>
      <style:text-properties fo:color="#000000" fo:font-size="12pt" style:font-size-asian="12pt" style:font-size-complex="12pt"/>
    </style:style>
    <style:style style:name="P35" style:family="paragraph" style:parent-style-name="Standard" style:list-style-name="WWNum2">
      <style:paragraph-properties fo:padding="0in" fo:border="none"/>
      <style:text-properties fo:color="#000000" fo:font-size="12pt" fo:font-weight="bold" officeooo:rsid="00062ed7" officeooo:paragraph-rsid="00062ed7" style:font-size-asian="12pt" style:font-weight-asian="bold" style:font-size-complex="12pt" style:font-weight-complex="bold"/>
    </style:style>
    <style:style style:name="P36" style:family="paragraph" style:parent-style-name="Standard">
      <style:paragraph-properties fo:text-align="center" style:justify-single-word="false" fo:padding="0in" fo:border="none"/>
      <style:text-properties fo:color="#000000"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Standard">
      <style:paragraph-properties fo:text-align="center" style:justify-single-word="false" fo:padding="0in" fo:border="none"/>
      <style:text-properties fo:color="#000000" style:font-name="Courier New" fo:font-size="12pt" fo:font-style="italic" style:text-underline-style="none" fo:font-weight="bold" officeooo:rsid="00062ed7" officeooo:paragraph-rsid="0007bf81" style:font-name-asian="Courier New2" style:font-size-asian="12pt" style:font-style-asian="italic" style:font-weight-asian="bold" style:font-name-complex="Courier New2" style:font-size-complex="12pt" style:font-style-complex="italic" style:font-weight-complex="bold"/>
    </style:style>
    <style:style style:name="P38" style:family="paragraph" style:parent-style-name="Standard" style:list-style-name="WWNum2">
      <style:paragraph-properties fo:margin-top="0.1189in" fo:margin-bottom="0.2575in" loext:contextual-spacing="false" fo:line-height="100%" fo:text-align="start" style:justify-single-word="false" fo:padding="0in" fo:border="none"/>
      <style:text-properties fo:color="#000000" fo:font-size="12pt" fo:font-style="normal" fo:font-weight="bold" officeooo:rsid="00062ed7" officeooo:paragraph-rsid="00062ed7" style:font-size-asian="12pt" style:font-style-asian="normal" style:font-weight-asian="bold" style:font-size-complex="12pt" style:font-style-complex="normal" style:font-weight-complex="bold"/>
    </style:style>
    <style:style style:name="P39" style:family="paragraph" style:parent-style-name="Standard">
      <style:paragraph-properties fo:margin-left="1in" fo:margin-right="0in" fo:margin-top="0in" fo:margin-bottom="0in" loext:contextual-spacing="false" fo:text-align="start" style:justify-single-word="false" fo:text-indent="0in" style:auto-text-indent="false" fo:padding="0in" fo:border="none"/>
      <style:text-properties fo:font-size="12pt" fo:font-weight="bold" officeooo:rsid="0007bf81" officeooo:paragraph-rsid="0007bf81" style:font-size-asian="12pt" style:font-weight-asian="bold" style:font-size-complex="12pt" style:font-weight-complex="bold"/>
    </style:style>
    <style:style style:name="P40" style:family="paragraph" style:parent-style-name="Standard">
      <style:paragraph-properties fo:margin-left="1in" fo:margin-right="0in" fo:text-align="start" style:justify-single-word="false" fo:text-indent="0in" style:auto-text-indent="false" fo:padding="0in" fo:border="none"/>
      <style:text-properties fo:color="#000000" fo:font-size="12pt" fo:font-weight="bold" officeooo:rsid="0007bf81" officeooo:paragraph-rsid="0007bf81" style:font-size-asian="12pt" style:font-weight-asian="bold" style:font-size-complex="12pt" style:font-weight-complex="bold"/>
    </style:style>
    <style:style style:name="P41" style:family="paragraph" style:parent-style-name="Standard">
      <style:paragraph-properties fo:margin-top="0.0791in" fo:margin-bottom="0.139in" loext:contextual-spacing="false" fo:line-height="100%" fo:text-align="center" style:justify-single-word="false"/>
      <style:text-properties fo:font-weight="bold" officeooo:rsid="0007bf81" officeooo:paragraph-rsid="0007bf81" style:font-weight-asian="bold" style:font-weight-complex="bold"/>
    </style:style>
    <style:style style:name="P42" style:family="paragraph" style:parent-style-name="Standard">
      <style:paragraph-properties fo:margin-left="0.5in" fo:margin-right="0in" fo:margin-top="0.0791in" fo:margin-bottom="0.139in" loext:contextual-spacing="false" fo:line-height="100%" fo:text-align="start" style:justify-single-word="false" fo:text-indent="0in" style:auto-text-indent="false" fo:padding="0in" fo:border="none"/>
      <style:text-properties fo:color="#000000" fo:font-size="12pt" fo:font-weight="bold" officeooo:rsid="000a4f0d" officeooo:paragraph-rsid="0007bf81" style:font-size-asian="12pt" style:font-weight-asian="bold" style:font-size-complex="12pt" style:font-weight-complex="bold"/>
    </style:style>
    <style:style style:name="P43" style:family="paragraph" style:parent-style-name="Heading_20_2" style:master-page-name="Standard">
      <style:paragraph-properties fo:text-align="center" style:justify-single-word="false" style:page-number="1"/>
      <style:text-properties fo:color="#000000" fo:font-size="14pt" style:font-size-asian="14pt" style:font-size-complex="14pt"/>
    </style:style>
    <style:style style:name="P44" style:family="paragraph" style:parent-style-name="Heading_20_2">
      <style:paragraph-properties fo:text-align="center" style:justify-single-word="false"/>
      <style:text-properties fo:color="#000000" fo:font-size="14pt" fo:font-weight="normal" style:font-size-asian="14pt" style:font-weight-asian="normal" style:font-size-complex="14pt"/>
    </style:style>
    <style:style style:name="P45" style:family="paragraph" style:parent-style-name="Heading_20_2">
      <style:text-properties fo:color="#000000" fo:font-size="14pt" style:font-size-asian="14pt" style:font-size-complex="14pt"/>
    </style:style>
    <style:style style:name="T1" style:family="text">
      <style:text-properties fo:color="#000000" fo:font-size="12pt" style:font-size-asian="12pt" style:font-size-complex="12pt"/>
    </style:style>
    <style:style style:name="T2" style:family="text">
      <style:text-properties fo:color="#000000" fo:font-size="12pt" officeooo:rsid="00061787" style:font-size-asian="12pt" style:font-size-complex="12pt"/>
    </style:style>
    <style:style style:name="T3" style:family="text">
      <style:text-properties fo:color="#000000" fo:font-size="12pt" officeooo:rsid="000e82f0" style:font-size-asian="12pt" style:font-size-complex="12pt"/>
    </style:style>
    <style:style style:name="T4" style:family="text">
      <style:text-properties fo:color="#000000" fo:font-size="12pt" fo:background-color="#ffffff" loext:char-shading-value="0" style:font-size-asian="12pt" style:font-size-complex="12pt"/>
    </style:style>
    <style:style style:name="T5" style:family="text">
      <style:text-properties fo:color="#000000" fo:font-size="12pt" fo:font-style="italic" style:font-size-asian="12pt" style:font-style-asian="italic" style:font-size-complex="12pt"/>
    </style:style>
    <style:style style:name="T6"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7" style:family="text">
      <style:text-properties fo:color="#000000" fo:font-size="12pt" fo:font-style="italic" fo:font-weight="bold" officeooo:rsid="000e82f0" style:font-size-asian="12pt" style:font-style-asian="italic" style:font-weight-asian="bold" style:font-size-complex="12pt" style:font-style-complex="italic" style:font-weight-complex="bold"/>
    </style:style>
    <style:style style:name="T8" style:family="text">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9" style:family="text">
      <style:text-properties fo:color="#000000" fo:font-size="12pt" fo:font-style="italic" style:text-underline-style="solid" style:text-underline-width="auto" style:text-underline-color="font-color" fo:font-weight="bold" officeooo:rsid="000e82f0" style:font-size-asian="12pt" style:font-style-asian="italic" style:font-weight-asian="bold" style:font-size-complex="12pt" style:font-style-complex="italic" style:font-weight-complex="bold"/>
    </style:style>
    <style:style style:name="T10" style:family="text">
      <style:text-properties fo:color="#000000" fo:font-size="12pt" fo:font-weight="normal" officeooo:rsid="000e82f0" style:font-size-asian="12pt" style:font-weight-asian="normal" style:font-size-complex="12pt" style:font-weight-complex="normal"/>
    </style:style>
    <style:style style:name="T11" style:family="text">
      <style:text-properties fo:color="#000000" style:font-name="Courier New" fo:font-size="12pt" style:font-name-asian="Courier New2" style:font-size-asian="12pt" style:font-name-complex="Courier New2" style:font-size-complex="12pt"/>
    </style:style>
    <style:style style:name="T12" style:family="text">
      <style:text-properties fo:color="#000000" style:font-name="Courier New" fo:font-size="12pt" fo:background-color="#ffffff" loext:char-shading-value="0" style:font-name-asian="Courier New2" style:font-size-asian="12pt" style:font-name-complex="Courier New2" style:font-size-complex="12pt"/>
    </style:style>
    <style:style style:name="T13" style:family="text">
      <style:text-properties fo:color="#000000" style:font-name="Courier New" fo:font-size="12pt" fo:font-style="italic" style:font-name-asian="Courier New2" style:font-size-asian="12pt" style:font-style-asian="italic" style:font-name-complex="Courier New2" style:font-size-complex="12pt"/>
    </style:style>
    <style:style style:name="T14" style:family="text">
      <style:text-properties fo:color="#000000" style:font-name="Courier New" fo:font-size="12pt" fo:font-style="italic" style:text-underline-style="none" fo:font-weight="bold" officeooo:rsid="00061787" style:font-name-asian="Courier New2" style:font-size-asian="12pt" style:font-style-asian="italic" style:font-weight-asian="bold" style:font-name-complex="Courier New2" style:font-size-complex="12pt" style:font-style-complex="italic" style:font-weight-complex="bold"/>
    </style:style>
    <style:style style:name="T15" style:family="text">
      <style:text-properties fo:color="#000000" style:font-name="Courier New" fo:font-size="12pt" fo:font-style="italic" style:text-underline-style="none" fo:font-weight="bold" officeooo:rsid="00062ed7" style:font-name-asian="Courier New2" style:font-size-asian="12pt" style:font-style-asian="italic" style:font-weight-asian="bold" style:font-name-complex="Courier New2" style:font-size-complex="12pt" style:font-style-complex="italic" style:font-weight-complex="bold"/>
    </style:style>
    <style:style style:name="T16" style:family="text">
      <style:text-properties fo:color="#000000" fo:font-weight="bold" officeooo:rsid="0008f3f1" style:font-weight-asian="bold" style:font-weight-complex="bold"/>
    </style:style>
    <style:style style:name="T17" style:family="text">
      <style:text-properties fo:color="#000000" fo:font-weight="bold" officeooo:rsid="000a4f0d" style:font-weight-asian="bold" style:font-weight-complex="bold"/>
    </style:style>
    <style:style style:name="T18" style:family="text">
      <style:text-properties fo:color="#000000" fo:font-weight="bold" officeooo:rsid="0007bf81" style:font-weight-asian="bold" style:font-weight-complex="bold"/>
    </style:style>
    <style:style style:name="T19" style:family="text">
      <style:text-properties fo:font-size="12pt" style:font-size-asian="12pt" style:font-size-complex="12pt"/>
    </style:style>
    <style:style style:name="T20" style:family="text">
      <style:text-properties fo:font-size="12pt" fo:background-color="#ffffff" loext:char-shading-value="0" style:font-size-asian="12pt" style:font-size-complex="12pt"/>
    </style:style>
    <style:style style:name="T21" style:family="text">
      <style:text-properties style:font-name="Courier New" fo:font-size="12pt" style:font-name-asian="Courier New2" style:font-size-asian="12pt" style:font-name-complex="Courier New2" style:font-size-complex="12pt"/>
    </style:style>
    <style:style style:name="T22" style:family="text">
      <style:text-properties style:font-name="Courier New" fo:font-size="12pt" fo:background-color="#ffffff" loext:char-shading-value="0" style:font-name-asian="Courier New2" style:font-size-asian="12pt" style:font-name-complex="Courier New2" style:font-size-complex="12pt"/>
    </style:style>
    <style:style style:name="T23" style:family="text">
      <style:text-properties style:font-name="Courier New" fo:font-size="12pt" officeooo:rsid="00126173" fo:background-color="#ffffff" loext:char-shading-value="0" style:font-name-asian="Courier New2" style:font-size-asian="12pt" style:font-name-complex="Courier New2" style:font-size-complex="12pt"/>
    </style:style>
    <style:style style:name="T24" style:family="text">
      <style:text-properties fo:font-weight="bold" style:font-weight-asian="bold" style:font-weight-complex="bold"/>
    </style:style>
    <style:style style:name="T25" style:family="text">
      <style:text-properties fo:font-weight="bold" officeooo:rsid="0007bf81" style:font-weight-asian="bold" style:font-weight-complex="bold"/>
    </style:style>
    <style:style style:name="T26" style:family="text">
      <style:text-properties officeooo:rsid="0007bf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text:bookmark text:name="_gjdgxs"/><text:bookmark text:name="_GoBack"/>Lab 1 Questions </text:h>
      <text:h text:style-name="P44" text:outline-level="2">RBE 3002 Uniﬁed Robotics IV: Navigation</text:h>
      <text:h text:style-name="P45" text:outline-level="2"><text:tab/><text:tab/><text:tab/><text:tab/></text:h>
      <text:h text:style-name="Heading_20_1" text:outline-level="1"><text:span text:style-name="T1">Name: </text:span><text:span text:style-name="T10">Anthony Tesoriero</text:span></text:h>
      <text:p text:style-name="Standard"/>
      <text:list xml:id="list3878092519" text:style-name="WWNum2">
        <text:list-item>
          <text:p text:style-name="P14">Define the following concepts:</text:p>
        </text:list-item>
      </text:list>
      <text:p text:style-name="P3"/>
      <text:list xml:id="list3347320042" text:style-name="WWNum3">
        <text:list-item>
          <text:p text:style-name="P25">Catkin workspace: </text:p>
          <text:p text:style-name="P27"><text:s text:c="8"/>This is the whole workspace where a project is created. Anything inside this workspace is accessible to each other. This can be useful to share code between nodes or robots.</text:p>
          <text:p text:style-name="P26"/>
        </text:list-item>
        <text:list-item>
          <text:p text:style-name="P25">Package: </text:p>
          <text:p text:style-name="P27"><text:s text:c="8"/>A package pertains to the specific group of nodes focused on a certain task. You can use this as a way to group different projects apart from one another within the same catkin workspace so you can share code while distinguishing the difference between projects</text:p>
          <text:p text:style-name="P24"/>
        </text:list-item>
        <text:list-item>
          <text:p text:style-name="P25">Node: </text:p>
          <text:list>
            <text:list-header>
              <text:p text:style-name="P27"><text:s text:c="8"/>Represents a specific part of a robot and is responsible for publishing and subscribing to different topics to keep sensor data available and obtain any other needed data to operate. </text:p>
            </text:list-header>
          </text:list>
          <text:p text:style-name="P26"/>
        </text:list-item>
        <text:list-item>
          <text:p text:style-name="P25">Message: </text:p>
          <text:p text:style-name="P28"><text:span text:style-name="T2"><text:s text:c="8"/></text:span><text:span text:style-name="T3">A</text:span><text:span text:style-name="T2"> message is a piece of data that is published to a topic. This can be senors data posted to a sensor or a position topic.</text:span></text:p>
          <text:p text:style-name="P24"/>
        </text:list-item>
        <text:list-item>
          <text:p text:style-name="P29">Topic:</text:p>
          <text:list>
            <text:list-header>
              <text:p text:style-name="P30"><text:s text:c="8"/>A topic represents a stream of data going to and from other nodes. Topics are labeled, distinguishing one topic from another and can be used to send data or receive data.</text:p>
            </text:list-header>
          </text:list>
          <text:p text:style-name="P31"/>
        </text:list-item>
      </text:list>
      <text:p text:style-name="P6"/>
      <text:list xml:id="list165132925121670" text:continue-list="list3878092519" text:style-name="WWNum2">
        <text:list-item>
          <text:p text:style-name="P34">What is the purpose of the ROS Master?</text:p>
          <text:list>
            <text:list-header>
              <text:p text:style-name="P35">ROS Master, or I believe ROS core, is an infrastructure that handles all nodes topics messages publisher and subscribers. It is where information gets passed through and allows ROS to create it own paradigm. Without it ROS will not run because it has no core terminal to support the background work that is needed for topics and services to run.</text:p>
            </text:list-header>
          </text:list>
          <text:p text:style-name="P35"/>
        </text:list-item>
        <text:list-item>
          <text:p text:style-name="P16"><text:soft-page-break/><text:span text:style-name="T1">How </text:span><text:span text:style-name="T19">would</text:span><text:span text:style-name="T1"> you run a node that has the </text:span><text:span text:style-name="T19">following file</text:span><text:span text:style-name="T1"> structure:</text:span></text:p>
          <text:list>
            <text:list-item>
              <text:p text:style-name="P16"><text:span text:style-name="T1">Package: </text:span><text:span text:style-name="T11">HelloWorld</text:span></text:p>
            </text:list-item>
            <text:list-item>
              <text:p text:style-name="P33"><text:span text:style-name="T1">Filename: </text:span><text:span text:style-name="T11">say_</text:span><text:span text:style-name="T21">h</text:span><text:span text:style-name="T11">ello.py</text:span></text:p>
            </text:list-item>
          </text:list>
        </text:list-item>
      </text:list>
      <text:p text:style-name="P8"><text:span text:style-name="T14">rosrun HelloWorld </text:span><text:span text:style-name="T15">say_</text:span><text:span text:style-name="T14">hello.</text:span><text:span text:style-name="T15">py</text:span></text:p>
      <text:p text:style-name="P37"/>
      <text:list xml:id="list165132809251950" text:continue-numbering="true" text:style-name="WWNum2">
        <text:list-item>
          <text:p text:style-name="P32"><text:span text:style-name="T1">What do you have to run to make a </text:span><text:span text:style-name="T19">P</text:span><text:span text:style-name="T1">ython script executable (also </text:span><text:span text:style-name="T19">to run the file using the bash command </text:span><text:span text:style-name="T11">rosrun</text:span><text:span text:style-name="T1">)?</text:span></text:p>
        </text:list-item>
      </text:list>
      <text:p text:style-name="P12">chmod +x <text:s/>_____________.py</text:p>
      <text:p text:style-name="P11"/>
      <text:list xml:id="list165133449604052" text:continue-numbering="true" text:style-name="WWNum2">
        <text:list-item>
          <text:p text:style-name="P32"><text:span text:style-name="T1">What does the command </text:span><text:span text:style-name="T11">source devel/setup.bash</text:span><text:span text:style-name="T13"> </text:span><text:span text:style-name="T1">do?</text:span></text:p>
          <text:list>
            <text:list-header>
              <text:p text:style-name="P38">It is used to set the environment variables used by ROS and Gazebo</text:p>
              <text:p text:style-name="P38"/>
            </text:list-header>
          </text:list>
        </text:list-item>
        <text:list-item>
          <text:p text:style-name="P32"><text:span text:style-name="T1">What are the terminal commands that must be run after a </text:span><text:span text:style-name="T19">P</text:span><text:span text:style-name="T1">ython file is created so it can be run at the root of the package? (assume you</text:span><text:span text:style-name="T19">’</text:span><text:span text:style-name="T1">re inside your package and the file is already executable)</text:span></text:p>
        </text:list-item>
      </text:list>
      <text:p text:style-name="P13">catkin_make</text:p>
      <text:p text:style-name="P13"/>
      <text:list xml:id="list165133542020941" text:continue-numbering="true" text:style-name="WWNum2">
        <text:list-item>
          <text:p text:style-name="P34">What is the purpose of a launch file?</text:p>
        </text:list-item>
      </text:list>
      <text:p text:style-name="P39">To create a file that will launch all required nodes and programs for a project automatically and properly. This allows you to launch one file at the beginning and be ready to work instead of manually starting every node and program.</text:p>
      <text:p text:style-name="P1"/>
      <text:p text:style-name="P1"/>
      <text:list xml:id="list165132927036342" text:continue-numbering="true" text:style-name="WWNum2">
        <text:list-item>
          <text:p text:style-name="P32"><text:span text:style-name="T1">Break down the </text:span><text:span text:style-name="T11">Pose</text:span><text:span text:style-name="T1"> message into its fields and subfields. </text:span></text:p>
        </text:list-item>
      </text:list>
      <text:p text:style-name="P41">geometry_msgs/Point.msg</text:p>
      <text:p text:style-name="P10"><text:span text:style-name="T26">f</text:span>loat64 x<text:line-break/>float64 y<text:line-break/>float64 z</text:p>
      <text:p text:style-name="P9"><text:span text:style-name="T25">geometry_msgs/Quaternion.msg</text:span><text:span text:style-name="T24"><text:line-break/>float64 x<text:line-break/>float64 y<text:line-break/>float64 z<text:line-break/>float64 w</text:span></text:p>
      <text:list xml:id="list165133405198347" text:continue-numbering="true" text:style-name="WWNum2">
        <text:list-item>
          <text:p text:style-name="P32"><text:soft-page-break/><text:span text:style-name="T19">What does it mean when</text:span><text:span text:style-name="T1"> a ROS message name </text:span><text:span text:style-name="T19">ends with </text:span><text:span text:style-name="T11">Stamped</text:span><text:span text:style-name="T5"> </text:span><text:span text:style-name="T1">(</text:span><text:span text:style-name="T19">e.g., </text:span><text:span text:style-name="T21">msgnameStamped</text:span><text:span text:style-name="T1">)</text:span><text:span text:style-name="T19">?</text:span><text:span text:style-name="T1"> </text:span><text:span text:style-name="T19">G</text:span><text:span text:style-name="T1">ive an example.</text:span></text:p>
        </text:list-item>
      </text:list>
      <text:p text:style-name="P40">A stamped message is a message with a header which contains a timestamp. For instance, above used Pose.msg, but there is also a PoseStamped.msg which is exactly like above, but with <text:s/>the std_msgs/Header.msg pasted on before it.</text:p>
      <text:p text:style-name="P40"/>
      <text:list xml:id="list165132630620949" text:continue-numbering="true" text:style-name="WWNum2">
        <text:list-item>
          <text:p text:style-name="P17"><text:span text:style-name="T1"><text:s/>What is a </text:span><text:span text:style-name="T19">q</text:span><text:span text:style-name="T1">uaternion</text:span><text:span text:style-name="T19">?</text:span><text:span text:style-name="T1"> </text:span><text:span text:style-name="T19">E</text:span><text:span text:style-name="T1">xplain what i</text:span><text:span text:style-name="T19">t is mathematically and describe t</text:span><text:span text:style-name="T1">he structure of the R</text:span><text:span text:style-name="T19">OS</text:span><text:span text:style-name="T1"> m</text:span><text:span text:style-name="T19">essage.</text:span></text:p>
        </text:list-item>
      </text:list>
      <text:p text:style-name="P2"/>
      <text:p text:style-name="P4"><text:span text:style-name="T25">geometry_msgs/Quaternion.msg</text:span><text:span text:style-name="T24"><text:line-break/>float64 x<text:line-break/>float64 y<text:line-break/>float64 z<text:line-break/>float64 w<text:line-break/></text:span></text:p>
      <text:p text:style-name="P5"><text:span text:style-name="T18">As stated above a quaternion message consists of 4 float64’s for x, y, z, and w.</text:span><text:span text:style-name="T16"> Just like how Euler angles can gives us an absolute orientation of an object, quaternions can as well. </text:span><text:span text:style-name="T17">Quaternions are a 4 dimentional system for orientating points which used 1 real axis, w, and 3 inaginary axis or parts called the vector part, x, y, z. This system is increasingly useful because mathmatically it prevents gymbal lock.</text:span></text:p>
      <text:p text:style-name="P42"/>
      <text:list xml:id="list165132667295793" text:continue-numbering="true" text:style-name="WWNum2">
        <text:list-item>
          <text:p text:style-name="P16"><text:span text:style-name="T4"><text:s/>Using the </text:span><text:span text:style-name="T12">rostopic info</text:span><text:span text:style-name="T4"> command, list the message types, publishers, and subscribers of the </text:span></text:p>
        </text:list-item>
      </text:list>
      <text:list xml:id="list1871636804" text:style-name="WWNum1">
        <text:list-item>
          <text:list>
            <text:list-item>
              <text:p text:style-name="P18"><text:span text:style-name="T20">Gazebo </text:span><text:span text:style-name="T4">Simulator</text:span></text:p>
              <text:list>
                <text:list-item>
                  <text:p text:style-name="P20"><text:span text:style-name="T21">roslaunch turtlebot3_fake turtlebot3_fake.launch</text:span><text:span text:style-name="T22"><text:tab/> </text:span></text:p>
                  <text:list>
                    <text:list-item>
                      <text:p text:style-name="P23"><text:span text:style-name="T22">Publishers</text:span></text:p>
                      <text:list>
                        <text:list-item>
                          <text:p text:style-name="P20"><text:span text:style-name="T22"><text:s/>* /joint_states [sensor_msgs/JointState]</text:span></text:p>
                        </text:list-item>
                        <text:list-item>
                          <text:p text:style-name="P20"><text:span text:style-name="T22"><text:s/>* /odom [nav_msgs/Odometry]</text:span></text:p>
                        </text:list-item>
                        <text:list-item>
                          <text:p text:style-name="P20"><text:span text:style-name="T22"><text:s/>* /rosout [rosgraph_msgs/Log]</text:span></text:p>
                        </text:list-item>
                        <text:list-item>
                          <text:p text:style-name="P20"><text:span text:style-name="T22"><text:s/>* /tf [tf2_msgs/TFMessage]</text:span></text:p>
                        </text:list-item>
                      </text:list>
                    </text:list-item>
                    <text:list-item>
                      <text:p text:style-name="P20"><text:span text:style-name="T22"><text:s/></text:span><text:span text:style-name="T23">Subscribers</text:span></text:p>
                      <text:list>
                        <text:list-item>
                          <text:p text:style-name="P20"><text:span text:style-name="T22"><text:s/>* /clock [rosgraph_msgs/Clock]</text:span></text:p>
                        </text:list-item>
                        <text:list-item>
                          <text:p text:style-name="P20"><text:span text:style-name="T22"><text:s/>* /cmd_vel [geometry_msgs/Twist]</text:span></text:p>
                          <text:p text:style-name="P20"><text:span text:style-name="T22"/></text:p>
                        </text:list-item>
                      </text:list>
                    </text:list-item>
                  </text:list>
                </text:list-item>
                <text:list-item>
                  <text:p text:style-name="P21">roslaunch turtlebot3_teleop turtlebot3_teleop_key.launch</text:p>
                  <text:list>
                    <text:list-item>
                      <text:p text:style-name="P22">Publishers</text:p>
                      <text:list>
                        <text:list-item>
                          <text:p text:style-name="P22"><text:s/>* /cmd_vel [geometry_msgs/Twist]</text:p>
                        </text:list-item>
                        <text:list-item>
                          <text:p text:style-name="P22"><text:s/>* /rosout [rosgraph_msgs/Log]</text:p>
                        </text:list-item>
                      </text:list>
                    </text:list-item>
                    <text:list-item>
                      <text:p text:style-name="P22">Subscribers</text:p>
                      <text:list>
                        <text:list-item>
                          <text:p text:style-name="P22"><text:s/>* /clock [rosgraph_msgs/Clock]</text:p>
                        </text:list-item>
                      </text:list>
                    </text:list-item>
                  </text:list>
                </text:list-item>
                <text:list-item>
                  <text:p text:style-name="P21"><text:soft-page-break/>roslaunch turtlebot3_gazebo turtlebot3_empty_world.launch</text:p>
                  <text:list>
                    <text:list-item>
                      <text:p text:style-name="P21">/clock</text:p>
                    </text:list-item>
                    <text:list-item>
                      <text:p text:style-name="P21">/cmd_vel</text:p>
                    </text:list-item>
                    <text:list-item>
                      <text:p text:style-name="P21">/gazebo/link_states</text:p>
                    </text:list-item>
                    <text:list-item>
                      <text:p text:style-name="P21">/gazebo/model_states</text:p>
                    </text:list-item>
                    <text:list-item>
                      <text:p text:style-name="P21">/gazebo/parameter_descriptions</text:p>
                    </text:list-item>
                    <text:list-item>
                      <text:p text:style-name="P21">/gazebo/parameter_updates</text:p>
                    </text:list-item>
                    <text:list-item>
                      <text:p text:style-name="P21">/gazebo/set_link_state</text:p>
                    </text:list-item>
                    <text:list-item>
                      <text:p text:style-name="P21">/gazebo/set_model_state</text:p>
                    </text:list-item>
                    <text:list-item>
                      <text:p text:style-name="P21">/imu</text:p>
                    </text:list-item>
                    <text:list-item>
                      <text:p text:style-name="P21">/joint_states</text:p>
                    </text:list-item>
                    <text:list-item>
                      <text:p text:style-name="P21">/odom</text:p>
                    </text:list-item>
                    <text:list-item>
                      <text:p text:style-name="P21">/rosout</text:p>
                    </text:list-item>
                    <text:list-item>
                      <text:p text:style-name="P21">/rosout_agg</text:p>
                    </text:list-item>
                    <text:list-item>
                      <text:p text:style-name="P21">/scan</text:p>
                    </text:list-item>
                    <text:list-item>
                      <text:p text:style-name="P21">/tf</text:p>
                    </text:list-item>
                  </text:list>
                  <text:p text:style-name="P21"/>
                </text:list-item>
              </text:list>
            </text:list-item>
            <text:list-item>
              <text:p text:style-name="P20"><text:span text:style-name="T19">Topic </text:span><text:span text:style-name="T21">/cmd_vel</text:span></text:p>
              <text:list>
                <text:list-item>
                  <text:p text:style-name="P18"><text:span text:style-name="T1">Type:</text:span><text:span text:style-name="T6"> geometry_msgs/Twist</text:span></text:p>
                </text:list-item>
                <text:list-item>
                  <text:p text:style-name="P18"><text:span text:style-name="T1">Subscribers:</text:span><text:span text:style-name="T3"> </text:span><text:span text:style-name="T7">/turtlesim</text:span></text:p>
                </text:list-item>
                <text:list-item>
                  <text:p text:style-name="P18"><text:span text:style-name="T1">Publishers: </text:span><text:span text:style-name="T8">/</text:span><text:span text:style-name="T9">teleop_turtle</text:span></text:p>
                  <text:p text:style-name="P15"/>
                  <text:p text:style-name="P19"/>
                </text:list-item>
              </text:list>
            </text:list-item>
          </text:list>
        </text:list-item>
      </text:list>
      <text:list xml:id="list165132704167695" text:continue-list="list165132667295793" text:style-name="WWNum2">
        <text:list-item>
          <text:p text:style-name="P32"><text:span text:style-name="T19"><text:s/>W</text:span><text:span text:style-name="T1">hat </text:span><text:span text:style-name="T19">command </text:span><text:span text:style-name="T1">can be used to </text:span><text:span text:style-name="T19">diagnose</text:span><text:span text:style-name="T1"> a problem in </text:span><text:span text:style-name="T19">ROS</text:span><text:span text:style-name="T1">?</text:span></text:p>
        </text:list-item>
      </text:list>
      <text:p text:style-name="P36">printenv | grep ROS</text:p>
      <text:p text:style-name="P7"><text:s/>echo $ROS_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ohit Devanagari1" svg:font-family="'Lohit Devanagari'"/>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font-name="Courier New" fo:font-family="'Courier New'" style:font-family-generic="roman" style:font-pitch="variable" fo:font-size="12pt" style:text-underline-style="none"/>
    </style:style>
    <style:style style:name="ListLabel_20_3" style:display-name="ListLabel 3" style:family="text">
      <style:text-properties style:font-name="Courier New" fo:font-family="'Courier New'"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3472in" style:num-format="1" style:print-orientation="portrait" fo:margin-top="1.002in" fo:margin-bottom="0.3362in" fo:margin-left="0.6846in" fo:margin-right="0.5681in" style:writing-mode="lr-tb" style:layout-grid-color="#c0c0c0" style:layout-grid-lines="2542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rm</meta:initial-creator>
    <meta:editing-cycles>5</meta:editing-cycles>
    <meta:creation-date>2020-03-28T19:39:00</meta:creation-date>
    <dc:date>2021-04-08T16:51:31.137809808</dc:date>
    <meta:editing-duration>PT1H10M10S</meta:editing-duration>
    <meta:generator>LibreOffice/6.0.7.3$Linux_X86_64 LibreOffice_project/00m0$Build-3</meta:generator>
    <meta:document-statistic meta:table-count="0" meta:image-count="0" meta:object-count="0" meta:page-count="4" meta:paragraph-count="87" meta:word-count="747" meta:character-count="4510" meta:non-whitespace-character-count="38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